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style:writing-mode="lr-tb"/>
    </style:style>
    <style:style style:name="P3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3"/>
    <style:style style:name="P5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6" style:family="paragraph" style:parent-style-name="Preformatted_20_Text" style:list-style-name="L4"/>
    <style:style style:name="P7" style:family="paragraph" style:parent-style-name="Preformatted_20_Text" style:list-style-name="L4">
      <style:paragraph-properties style:writing-mode="lr-tb"/>
    </style:style>
    <style:style style:name="P8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9" style:family="paragraph" style:parent-style-name="Preformatted_20_Text" style:list-style-name="L5"/>
    <style:style style:name="P10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11" style:family="paragraph" style:parent-style-name="Preformatted_20_Text" style:list-style-name="L7"/>
    <style:style style:name="P12" style:family="paragraph" style:parent-style-name="Preformatted_20_Text" style:list-style-name="L7">
      <style:paragraph-properties style:writing-mode="lr-tb"/>
    </style:style>
    <style:style style:name="P13" style:family="paragraph" style:parent-style-name="Preformatted_20_Text" style:list-style-name="L7">
      <style:paragraph-properties fo:margin-top="0cm" fo:margin-bottom="0.499cm" style:contextual-spacing="false" style:writing-mode="lr-tb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3" text:outline-level="3">📊 <text:span text:style-name="Strong_20_Emphasis">Kubernetes: Managing Resources and Scaling</text:span></text:h>
      <text:p text:style-name="Horizontal_20_Line"/>
      <text:h text:style-name="Heading_20_3" text:outline-level="3">✅ <text:span text:style-name="Strong_20_Emphasis">1. Deleting &amp; Recreating Resources</text:span></text:h>
      <text:list xml:id="list1941419086" text:style-name="L1">
        <text:list-item>
          <text:p text:style-name="P14"><text:span text:style-name="Strong_20_Emphasis">Deleting Resources:</text:span> Use <text:span text:style-name="Source_20_Text">kubectl delete</text:span> to remove pods, services, and deployments.</text:p>
          <text:p text:style-name="P1">bash</text:p>
          <text:p text:style-name="P1">CopyEdit</text:p>
          <text:p text:style-name="P2"><text:span text:style-name="Source_20_Text">kubectl delete pod &lt;pod-name&gt;</text:span></text:p>
          <text:p text:style-name="P2"><text:span text:style-name="Source_20_Text">kubectl delete svc &lt;service-name&gt;</text:span></text:p>
          <text:p text:style-name="P3"><text:span text:style-name="Source_20_Text">kubectl delete deployment &lt;deployment-name&gt;</text:span></text:p>
        </text:list-item>
        <text:list-item>
          <text:p text:style-name="P14"><text:span text:style-name="Strong_20_Emphasis">Recreating Resources:</text:span> Apply YAML files to recreate resources.</text:p>
          <text:p text:style-name="P1">bash</text:p>
          <text:p text:style-name="P1">CopyEdit</text:p>
          <text:p text:style-name="P3"><text:span text:style-name="Source_20_Text">kubectl apply -f &lt;file-name&gt;.yaml</text:span></text:p>
        </text:list-item>
      </text:list>
      <text:p text:style-name="Horizontal_20_Line"/>
      <text:h text:style-name="Heading_20_3" text:outline-level="3">⚙️ <text:span text:style-name="Strong_20_Emphasis">2. Kubernetes vs Traditional Container Engines</text:span></text:h>
      <text:list xml:id="list2425450899" text:style-name="L2">
        <text:list-item>
          <text:p text:style-name="P15"><text:span text:style-name="Strong_20_Emphasis">Kubernetes vs Docker Swarm:</text:span></text:p>
          <text:list>
            <text:list-item>
              <text:p text:style-name="P15">Kubernetes offers better scalability and self-healing.</text:p>
            </text:list-item>
            <text:list-item>
              <text:p text:style-name="P15">Docker Swarm is simpler but lacks advanced features.</text:p>
            </text:list-item>
          </text:list>
        </text:list-item>
        <text:list-item>
          <text:p text:style-name="P15"><text:span text:style-name="Strong_20_Emphasis">Advantages of Kubernetes:</text:span></text:p>
          <text:list>
            <text:list-item>
              <text:p text:style-name="P15">Automated scaling and load balancing.</text:p>
            </text:list-item>
            <text:list-item>
              <text:p text:style-name="P15">Self-healing and rolling updates.</text:p>
            </text:list-item>
            <text:list-item>
              <text:p text:style-name="P15">Improved service discovery and resource management.</text:p>
            </text:list-item>
          </text:list>
        </text:list-item>
      </text:list>
      <text:p text:style-name="Horizontal_20_Line"/>
      <text:h text:style-name="Heading_20_3" text:outline-level="3">🔁 <text:span text:style-name="Strong_20_Emphasis">3. Replication Controllers &amp; Desired State Maintenance</text:span></text:h>
      <text:list xml:id="list3035495077" text:style-name="L3">
        <text:list-item>
          <text:p text:style-name="P16"><text:span text:style-name="Strong_20_Emphasis">Replication Controllers:</text:span> Ensure the desired number of pod replicas are running.</text:p>
        </text:list-item>
        <text:list-item>
          <text:p text:style-name="P16"><text:span text:style-name="Strong_20_Emphasis">Replica Sets:</text:span> Modern version of replication controllers that manages pod replicas.</text:p>
        </text:list-item>
        <text:list-item>
          <text:p text:style-name="P16"><text:span text:style-name="Strong_20_Emphasis">Command:</text:span></text:p>
          <text:p text:style-name="P4">bash</text:p>
          <text:p text:style-name="P4">CopyEdit</text:p>
          <text:p text:style-name="P5"><text:span text:style-name="Source_20_Text">kubectl scale --replicas=3 deployment/&lt;deployment-name&gt;</text:span></text:p>
        </text:list-item>
      </text:list>
      <text:p text:style-name="Horizontal_20_Line"/>
      <text:h text:style-name="Heading_20_3" text:outline-level="3">🚀 <text:span text:style-name="Strong_20_Emphasis">4. Dynamic Scaling with Multiple Containers</text:span></text:h>
      <text:list xml:id="list2009695885" text:style-name="L4">
        <text:list-item>
          <text:p text:style-name="P17"><text:span text:style-name="Strong_20_Emphasis">Scaling Strategies:</text:span></text:p>
          <text:list>
            <text:list-item>
              <text:p text:style-name="P17"><text:span text:style-name="Strong_20_Emphasis">Horizontal Scaling:</text:span> Add more pods.</text:p>
            </text:list-item>
            <text:list-item>
              <text:p text:style-name="P17"><text:soft-page-break/><text:span text:style-name="Strong_20_Emphasis">Vertical Scaling:</text:span> Increase resource limits (CPU/RAM).</text:p>
            </text:list-item>
          </text:list>
        </text:list-item>
        <text:list-item>
          <text:p text:style-name="P17"><text:span text:style-name="Strong_20_Emphasis">Efficient Resource Management:</text:span></text:p>
          <text:list>
            <text:list-item>
              <text:p text:style-name="P17">Set resource limits and requests in YAML.</text:p>
            </text:list-item>
          </text:list>
          <text:p text:style-name="P6">yaml</text:p>
          <text:p text:style-name="P6">CopyEdit</text:p>
          <text:p text:style-name="P7"><text:span text:style-name="Source_20_Text">resources:</text:span></text:p>
          <text:p text:style-name="P7"><text:span text:style-name="Source_20_Text"><text:s text:c="2"/>requests:</text:span></text:p>
          <text:p text:style-name="P7"><text:span text:style-name="Source_20_Text"><text:s text:c="4"/>memory: "512Mi"</text:span></text:p>
          <text:p text:style-name="P7"><text:span text:style-name="Source_20_Text"><text:s text:c="4"/>cpu: "0.5"</text:span></text:p>
          <text:p text:style-name="P7"><text:span text:style-name="Source_20_Text"><text:s text:c="2"/>limits:</text:span></text:p>
          <text:p text:style-name="P7"><text:span text:style-name="Source_20_Text"><text:s text:c="4"/>memory: "1Gi"</text:span></text:p>
          <text:p text:style-name="P8"><text:span text:style-name="Source_20_Text"><text:s text:c="4"/>cpu: "1"</text:span></text:p>
        </text:list-item>
      </text:list>
      <text:p text:style-name="Horizontal_20_Line"/>
      <text:h text:style-name="Heading_20_3" text:outline-level="3">🔖 <text:span text:style-name="Strong_20_Emphasis">5. Labeling &amp; Pod Identification</text:span></text:h>
      <text:list xml:id="list2330673542" text:style-name="L5">
        <text:list-item>
          <text:p text:style-name="P18"><text:span text:style-name="Strong_20_Emphasis">Labels:</text:span> Key-value pairs used for identification.</text:p>
        </text:list-item>
        <text:list-item>
          <text:p text:style-name="P18"><text:span text:style-name="Strong_20_Emphasis">Annotations:</text:span> Add metadata to resources.</text:p>
        </text:list-item>
        <text:list-item>
          <text:p text:style-name="P18"><text:span text:style-name="Strong_20_Emphasis">Filtering with Label Selectors:</text:span></text:p>
          <text:p text:style-name="P9">bash</text:p>
          <text:p text:style-name="P9">CopyEdit</text:p>
          <text:p text:style-name="P10"><text:span text:style-name="Source_20_Text">kubectl get pods -l app=nginx</text:span></text:p>
        </text:list-item>
      </text:list>
      <text:p text:style-name="Horizontal_20_Line"/>
      <text:h text:style-name="Heading_20_3" text:outline-level="3">🔥 <text:span text:style-name="Strong_20_Emphasis">6. Using Create vs Apply for Kubernetes Configuration</text:span></text:h>
      <text:list xml:id="list3501664075" text:style-name="L6">
        <text:list-item>
          <text:p text:style-name="P19"><text:span text:style-name="Strong_20_Emphasis"><text:span text:style-name="Source_20_Text">kubectl create</text:span></text:span><text:span text:style-name="Strong_20_Emphasis">:</text:span> Creates a new resource.</text:p>
        </text:list-item>
        <text:list-item>
          <text:p text:style-name="P19"><text:span text:style-name="Strong_20_Emphasis"><text:span text:style-name="Source_20_Text">kubectl apply</text:span></text:span><text:span text:style-name="Strong_20_Emphasis">:</text:span> Creates or updates an existing resource.</text:p>
        </text:list-item>
        <text:list-item>
          <text:p text:style-name="P19"><text:span text:style-name="Strong_20_Emphasis">Best Practice:</text:span> Use <text:span text:style-name="Source_20_Text">apply</text:span> for resource updates to avoid duplication.</text:p>
        </text:list-item>
      </text:list>
      <text:p text:style-name="Horizontal_20_Line"/>
      <text:h text:style-name="Heading_20_3" text:outline-level="3">⚙️ <text:span text:style-name="Strong_20_Emphasis">7. Minikube Cluster &amp; Status Checking</text:span></text:h>
      <text:list xml:id="list3637979086" text:style-name="L7">
        <text:list-item>
          <text:p text:style-name="P20"><text:span text:style-name="Strong_20_Emphasis">Starting Minikube:</text:span></text:p>
          <text:p text:style-name="P11">bash</text:p>
          <text:p text:style-name="P11">CopyEdit</text:p>
          <text:p text:style-name="P13"><text:span text:style-name="Source_20_Text">minikube start</text:span></text:p>
        </text:list-item>
        <text:list-item>
          <text:p text:style-name="P20"><text:span text:style-name="Strong_20_Emphasis">Checking Cluster Status:</text:span></text:p>
          <text:p text:style-name="P11">bash</text:p>
          <text:p text:style-name="P11">CopyEdit</text:p>
          <text:p text:style-name="P12"><text:span text:style-name="Source_20_Text">kubectl get nodes</text:span></text:p>
          <text:p text:style-name="P13"><text:span text:style-name="Source_20_Text">kubectl get pods -A</text:span></text:p>
        </text:list-item>
        <text:list-item>
          <text:p text:style-name="P20"><text:span text:style-name="Strong_20_Emphasis">Verifying Deployments:</text:span></text:p>
          <text:p text:style-name="P11">bash</text:p>
          <text:p text:style-name="P11">CopyEdit</text:p>
          <text:p text:style-name="P13"><text:soft-page-break/><text:span text:style-name="Source_20_Text">kubectl describe deployment &lt;deployment-name&gt;</text:span></text:p>
        </text:list-item>
      </text:list>
      <text:p text:style-name="Horizontal_20_Line"/>
      <text:p text:style-name="Text_20_body">✅ <text:span text:style-name="Strong_20_Emphasis">Tip:</text:span> Use <text:span text:style-name="Source_20_Text">kubectl get all</text:span> to view all resources at once.</text:p>
      <text:p text:style-name="Text_20_body">📌 Let me know if you want more details or examples! 🚀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9:36:54.152110616</meta:creation-date>
    <dc:date>2025-03-31T19:41:58.109531192</dc:date>
    <meta:editing-duration>PT5M4S</meta:editing-duration>
    <meta:editing-cycles>1</meta:editing-cycles>
    <meta:document-statistic meta:table-count="0" meta:image-count="0" meta:object-count="0" meta:page-count="3" meta:paragraph-count="69" meta:word-count="352" meta:character-count="2141" meta:non-whitespace-character-count="1898"/>
    <meta:generator>LibreOffice/7.3.7.2$Linux_X86_64 LibreOffice_project/30$Build-2</meta:generator>
  </office:meta>
</office:document-meta>
</file>